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 Sans" svg:font-family="'Open Sans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661cm" fo:text-indent="0cm" style:auto-text-indent="false"/>
      <style:text-properties fo:font-variant="normal" fo:text-transform="none" fo:color="#4b4b4b" style:font-name="Open Sans" fo:font-size="12pt" fo:letter-spacing="normal" fo:font-style="normal" fo:font-weight="normal"/>
    </style:style>
    <style:style style:name="P2" style:family="paragraph" style:parent-style-name="Text_20_body">
      <style:paragraph-properties fo:margin-left="0cm" fo:margin-right="0cm" style:line-height-at-least="0.661cm" fo:text-indent="0cm" style:auto-text-indent="false"/>
      <style:text-properties fo:font-variant="normal" fo:text-transform="none" fo:color="#4b4b4b" style:font-name="Open Sans" fo:font-size="12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.556cm" style:line-height-at-least="0.661cm" fo:text-indent="0cm" style:auto-text-indent="false"/>
    </style:style>
    <style:style style:name="P4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4b4b4b" style:font-name="Open Sans" fo:font-size="12pt" fo:letter-spacing="normal" fo:font-style="normal" fo:font-weight="normal"/>
    </style:style>
    <style:style style:name="T1" style:family="text">
      <style:text-properties fo:font-weight="bold"/>
    </style:style>
    <style:style style:name="T2" style:family="text">
      <style:text-properties fo:font-variant="normal" fo:text-transform="none" fo:color="#4b4b4b" style:font-name="Open Sans" fo:font-size="12pt" fo:letter-spacing="normal" fo:font-style="normal" fo:font-weight="normal"/>
    </style:style>
    <style:style style:name="T3" style:family="text">
      <style:text-properties fo:font-variant="normal" fo:text-transform="none" fo:color="#4b4b4b" style:font-name="Open Sans" fo:font-size="12pt" fo:letter-spacing="normal" fo:font-style="normal" fo:font-weight="bold"/>
    </style:style>
    <text:list-style style:name="L1">
      <text:list-level-style-bullet text:level="1" text:style-name="Bullet_20_Symbols" style:num-suffix="." text:bullet-char="•">
        <style:list-level-properties text:space-before="0.661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nabling Developers option on Nexus 5</text:p>
      <text:p text:style-name="Standard"/>
      <text:p text:style-name="P2">Android encourages developers and users to engage in development activities. And therefore, all Android devices come with <text:span text:style-name="Strong_20_Emphasis"><text:span text:style-name="T1">Developer Options</text:span></text:span> built in.</text:p>
      <text:p text:style-name="P1"/>
      <text:p text:style-name="P1"/>
      <text:p text:style-name="P1">you will have to enable USB Debugging on your device to activate the debug bridge between the device and your computer.</text:p>
      <text:p text:style-name="P1"/>
      <text:p text:style-name="P1">ADB and Fastboot are among the most known tools that every Android user uses regularly or in special situations like fixing an issue or installing stock firmware.</text:p>
      <text:p text:style-name="P1"/>
      <text:p text:style-name="P2">Android encourages developers and users to engage in development activities. And therefore, all Android devices come with <text:span text:style-name="Strong_20_Emphasis"><text:span text:style-name="T1">Developer Options</text:span></text:span> built in. You can find the developer options under your device settings. Developer options are useful in various development activities, such as:</text:p>
      <text:list xml:id="list1344162804" text:style-name="L1">
        <text:list-item>
          <text:p text:style-name="P4">Enable debugging over USB connection to flash images and kernels.</text:p>
        </text:list-item>
        <text:list-item>
          <text:p text:style-name="P4">Capture bug reports onto the device.</text:p>
        </text:list-item>
        <text:list-item>
          <text:p text:style-name="P4">Show CPU usage on screen.</text:p>
        </text:list-item>
        <text:list-item>
          <text:p text:style-name="P4">Draw debugging information on screen such as layout bounds, updates on GPU and hardware layers, and other information.</text:p>
        </text:list-item>
        <text:list-item>
          <text:p text:style-name="P4">Options to simulate app stresses or enable debugging options.</text:p>
        </text:list-item>
      </text:list>
      <text:p text:style-name="P3"><text:span text:style-name="T2">Among various geeky options found under Developer options, </text:span><text:span text:style-name="Strong_20_Emphasis"><text:span text:style-name="T3">USB Debugging</text:span></text:span><text:span text:style-name="T2"> is the most used option. Once enabled on your device, this option prepares your device to communicate with your computer and allow it to write data on itself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 Sans" svg:font-family="'Open Sans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urabh Meshram</meta:initial-creator>
    <meta:creation-date>2014-07-31T10:40:57</meta:creation-date>
    <dc:date>2014-07-31T11:04:24</dc:date>
    <dc:creator>Saurabh Meshram</dc:creator>
    <meta:editing-duration>PT22M44S</meta:editing-duration>
    <meta:editing-cycles>3</meta:editing-cycles>
    <meta:generator>LibreOffice/3.5$Linux_x86 LibreOffice_project/350m1$Build-2</meta:generator>
    <meta:document-statistic meta:table-count="0" meta:image-count="0" meta:object-count="0" meta:page-count="1" meta:paragraph-count="11" meta:word-count="207" meta:character-count="1293" meta:non-whitespace-character-count="1102"/>
  </office:meta>
</office:document-meta>
</file>